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File.setText( String 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File.TextFile( File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e.get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extFile.TextFile( String file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e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e.TextFile( File filename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xtFile.Tex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File.setEncod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